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faa2" officeooo:paragraph-rsid="0010f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hotomous Key – Vehicle Type</text:p>
      <text:p text:style-name="P1"/>
      <text:p text:style-name="P1">1. Does the vehicle have leaf spring rear suspension?</text:p>
      <text:p text:style-name="P1"><text:tab/>- Yes: Go to 4</text:p>
      <text:p text:style-name="P1"><text:tab/>- No: Go to 2</text:p>
      <text:p text:style-name="P1"/>
      <text:p text:style-name="P1">2. Does the vehicle have a removable top?</text:p>
      <text:p text:style-name="P1"><text:tab/>- Yes: Convertible</text:p>
      <text:p text:style-name="P1"><text:tab/>- No: Go to 3</text:p>
      <text:p text:style-name="P1"/>
      <text:p text:style-name="P1">3. Does the vehicle have 4 doors? </text:p>
      <text:p text:style-name="P1"><text:tab/>- Yes: Go to 5</text:p>
      <text:p text:style-name="P1"><text:tab/>- No: Coupe</text:p>
      <text:p text:style-name="P1"/>
      <text:p text:style-name="P1">4. Does the vehicle have an open bed in the back?</text:p>
      <text:p text:style-name="P1"><text:tab/>- Yes: Truck</text:p>
      <text:p text:style-name="P1"><text:tab/>- No: Go to 5</text:p>
      <text:p text:style-name="P1"/>
      <text:p text:style-name="P1">5. Does the vehicle have a hatch-style trunk?</text:p>
      <text:p text:style-name="P1"><text:tab/>- Yes: Go to 6</text:p>
      <text:p text:style-name="P1"><text:tab/>- No: Sedan</text:p>
      <text:p text:style-name="P1"/>
      <text:p text:style-name="P1">6. Is the vehicle tall and bulky?</text:p>
      <text:p text:style-name="P1"><text:tab/>- Yes: SUV</text:p>
      <text:p text:style-name="P1"><text:tab/>- No: Hatchbac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08:30.234554741</meta:creation-date>
    <meta:print-date>2025-01-17T15:20:18.413867737</meta:print-date>
    <meta:printed-by>PDF files</meta:printed-by>
    <dc:date>2025-01-17T15:22:16.551598743</dc:date>
    <meta:editing-duration>PT1M58S</meta:editing-duration>
    <meta:editing-cycles>1</meta:editing-cycles>
    <meta:document-statistic meta:table-count="0" meta:image-count="0" meta:object-count="0" meta:page-count="1" meta:paragraph-count="19" meta:word-count="102" meta:character-count="455" meta:non-whitespace-character-count="358"/>
    <meta:generator>LibreOffice/24.2.7.2$Linux_X86_64 LibreOffice_project/420$Build-2</meta:generator>
  </office:meta>
</office:document-meta>
</file>